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Listenabsatz" style:list-style-name="WWNum1" style:family="paragraph"/>
    <style:style style:name="P3" style:parent-style-name="Listenabsatz" style:list-style-name="WWNum1" style:family="paragraph"/>
    <style:style style:name="P4" style:parent-style-name="Listenabsatz" style:list-style-name="WWNum1" style:family="paragraph"/>
    <style:style style:name="P5" style:parent-style-name="Listenabsatz" style:list-style-name="WWNum1" style:family="paragraph"/>
    <style:style style:name="P6" style:parent-style-name="Listenabsatz" style:list-style-name="WWNum1" style:family="paragraph"/>
    <style:style style:name="P7" style:parent-style-name="Listenabsatz" style:list-style-name="WWNum1" style:family="paragraph"/>
    <style:style style:name="P8" style:parent-style-name="Listenabsatz" style:list-style-name="WWNum1" style:family="paragraph"/>
    <style:style style:name="P9" style:parent-style-name="Listenabsatz" style:list-style-name="WWNum1" style:family="paragraph"/>
    <style:style style:name="P10" style:parent-style-name="Listenabsatz" style:list-style-name="WWNum1" style:family="paragraph"/>
    <style:style style:name="P11" style:parent-style-name="Listenabsatz" style:list-style-name="WWNum1" style:family="paragraph"/>
    <style:style style:name="P12" style:parent-style-name="Listenabsatz" style:list-style-name="WWNum1" style:family="paragraph"/>
    <style:style style:name="P13" style:parent-style-name="Listenabsatz" style:list-style-name="WWNum1" style:family="paragraph"/>
    <style:style style:name="P14" style:parent-style-name="Listenabsatz" style:list-style-name="WWNum1" style:family="paragraph"/>
    <style:style style:name="P15" style:parent-style-name="Listenabsatz" style:list-style-name="WWNum1" style:family="paragraph"/>
    <style:style style:name="P16" style:parent-style-name="Listenabsatz" style:list-style-name="WWNum1" style:family="paragraph"/>
    <style:style style:name="P17" style:parent-style-name="Listenabsatz" style:list-style-name="WWNum1" style:family="paragraph"/>
    <style:style style:name="P18" style:parent-style-name="Listenabsatz" style:list-style-name="WWNum1" style:family="paragraph"/>
    <style:style style:name="P19" style:parent-style-name="Listenabsatz" style:list-style-name="WWNum1" style:family="paragraph"/>
    <style:style style:name="P20" style:parent-style-name="Listenabsatz" style:list-style-name="WWNum1" style:family="paragraph"/>
    <style:style style:name="P21" style:parent-style-name="Listenabsatz" style:list-style-name="WWNum1" style:family="paragraph"/>
    <style:style style:name="P22" style:parent-style-name="Listenabsatz" style:list-style-name="WWNum1" style:family="paragraph"/>
    <style:style style:name="P23" style:parent-style-name="Listenabsatz" style:list-style-name="WWNum1" style:family="paragraph"/>
    <style:style style:name="P24" style:parent-style-name="Listenabsatz" style:list-style-name="WWNum1" style:family="paragraph"/>
    <style:style style:name="P25" style:parent-style-name="Listenabsatz" style:list-style-name="WWNum1" style:family="paragraph"/>
    <style:style style:name="P26" style:parent-style-name="Listenabsatz" style:list-style-name="WWNum1" style:family="paragraph"/>
    <style:style style:name="P27" style:parent-style-name="Listenabsatz" style:list-style-name="WWNum1" style:family="paragraph"/>
    <style:style style:name="P28" style:parent-style-name="Listenabsatz" style:list-style-name="WWNum1" style:family="paragraph"/>
    <style:style style:name="P29" style:parent-style-name="Listenabsatz" style:list-style-name="WWNum1" style:family="paragraph"/>
    <style:style style:name="P30" style:parent-style-name="Listenabsatz" style:list-style-name="WWNum1" style:family="paragraph"/>
    <style:style style:name="P31" style:parent-style-name="Listenabsatz" style:list-style-name="WWNum1" style:family="paragraph"/>
    <style:style style:name="P32" style:parent-style-name="Listenabsatz" style:list-style-name="WWNum1" style:family="paragraph"/>
    <style:style style:name="P33" style:parent-style-name="Listenabsatz" style:list-style-name="WWNum1" style:family="paragraph"/>
    <style:style style:name="P34" style:parent-style-name="Listenabsatz" style:list-style-name="WWNum1" style:family="paragraph"/>
    <style:style style:name="P35" style:parent-style-name="Listenabsatz" style:list-style-name="WWNum1" style:family="paragraph"/>
    <style:style style:name="P36" style:parent-style-name="Listenabsatz" style:list-style-name="WWNum1" style:family="paragraph"/>
    <style:style style:name="P37" style:parent-style-name="Listenabsatz" style:list-style-name="WWNum1" style:family="paragraph"/>
    <style:style style:name="P38" style:parent-style-name="Listenabsatz" style:list-style-name="WWNum1" style:family="paragraph"/>
    <style:style style:name="P39" style:parent-style-name="Listenabsatz" style:list-style-name="WWNum1" style:family="paragraph"/>
    <style:style style:name="P40" style:parent-style-name="Listenabsatz" style:list-style-name="WWNum1" style:family="paragraph"/>
    <style:style style:name="P41" style:parent-style-name="Listenabsatz" style:list-style-name="WWNum1" style:family="paragraph"/>
    <style:style style:name="P42" style:parent-style-name="Listenabsatz" style:list-style-name="WWNum1" style:family="paragraph"/>
    <style:style style:name="P43" style:parent-style-name="Listenabsatz" style:list-style-name="WWNum1" style:family="paragraph"/>
    <style:style style:name="P44" style:parent-style-name="Listenabsatz" style:list-style-name="WWNum1" style:family="paragraph"/>
    <style:style style:name="P45" style:parent-style-name="Listenabsatz" style:list-style-name="WWNum1" style:family="paragraph"/>
    <style:style style:name="P46" style:parent-style-name="Listenabsatz" style:list-style-name="WWNum1" style:family="paragraph"/>
    <style:style style:name="P47" style:parent-style-name="Listenabsatz" style:list-style-name="WWNum1" style:family="paragraph"/>
    <style:style style:name="P48" style:parent-style-name="Listenabsatz" style:list-style-name="WWNum1" style:family="paragraph"/>
  </office:automatic-styles>
  <office:body>
    <office:text text:use-soft-page-breaks="true">
      <text:p text:style-name="P1">Zeitplan</text:p>
      <text:list text:style-name="WWNum1">
        <text:list-item text:start-value="1">
          <text:p text:style-name="P2">Initialisierungsphase</text:p>
          <text:list text:continue-numbering="true">
            <text:list-item>
              <text:p text:style-name="P3">Projektdefinition und Zielsetzung<text:line-break/>TP1.1</text:p>
              <text:list text:continue-numbering="true">
                <text:list-item>
                  <text:p text:style-name="P4">AP1<text:line-break/>Auftragsklärung<text:line-break/>1.1.1<text:line-break/>20.01.2025-21.01.2025</text:p>
                </text:list-item>
                <text:list-item>
                  <text:p text:style-name="P5">AP2<text:line-break/>Definition des Projektumfangs<text:line-break/>1.1.2<text:line-break/>21.01.2025-22.01.2025</text:p>
                </text:list-item>
                <text:list-item>
                  <text:p text:style-name="P6">AP3<text:line-break/>Anforderungsanalyse<text:line-break/>1.1.3<text:line-break/>23.01.2025-27.01.2025</text:p>
                </text:list-item>
                <text:list-item>
                  <text:p text:style-name="P7">AP4<text:line-break/>Festlegen der Erfolgskriterien<text:line-break/>1.1.4<text:line-break/>23.01.2025-27.01.2025</text:p>
                </text:list-item>
              </text:list>
            </text:list-item>
            <text:list-item>
              <text:p text:style-name="P8">AP1<text:line-break/>Festlegen der Methodik<text:line-break/>1.2.1<text:line-break/>23.01.2025-27.01.2025</text:p>
            </text:list-item>
          </text:list>
        </text:list-item>
        <text:list-item>
          <text:p text:style-name="P9">Planungsphase</text:p>
          <text:list text:continue-numbering="true">
            <text:list-item>
              <text:p text:style-name="P10">Projektstrukturierung<text:line-break/>TP2.1</text:p>
              <text:list text:continue-numbering="true">
                <text:list-item>
                  <text:p text:style-name="P11">AP1<text:line-break/>Arbeitspakete definieren<text:line-break/>2.1.1<text:tab/><text:line-break/>27.01.2025-31.01.2025</text:p>
                </text:list-item>
                <text:list-item>
                  <text:p text:style-name="P12">AP2<text:line-break/>Projektstrukturplan erstellen<text:line-break/>2.1.2<text:line-break/>31.01.2025-09.02.2025</text:p>
                </text:list-item>
                <text:list-item>
                  <text:p text:style-name="P13">AP3<text:line-break/>Bestimmung der Verantwortlichkeiten<text:line-break/>2.1.3<text:line-break/>31.01.2025-04.02.2025</text:p>
                </text:list-item>
              </text:list>
            </text:list-item>
            <text:list-item>
              <text:p text:style-name="P14">Projektdetailplanung<text:line-break/>TP2.2</text:p>
              <text:list text:continue-numbering="true">
                <text:list-item>
                  <text:p text:style-name="P15">AP1<text:line-break/>Zeitplan erstellen<text:line-break/>2.2.1<text:line-break/>09.02.2025-12.02.2025</text:p>
                </text:list-item>
                <text:list-item>
                  <text:p text:style-name="P16">AP2<text:line-break/>Meilensteine festlegen<text:line-break/>2.2.2<text:line-break/>07.02.2025-09.02.2025</text:p>
                </text:list-item>
                <text:list-item>
                  <text:p text:style-name="P17">AP3<text:line-break/>Ressourcenplan erstellen<text:tab/><text:line-break/>2.2.3<text:line-break/>09.02.2025-16.02.2025</text:p>
                </text:list-item>
              </text:list>
            </text:list-item>
          </text:list>
        </text:list-item>
        <text:list-item>
          <text:p text:style-name="P18">Durchführungsphase</text:p>
          <text:list text:continue-numbering="true">
            <text:list-item>
              <text:p text:style-name="P19">Projektbezogene<text:s/>Einarbeitung<text:line-break/>TP3.1</text:p>
              <text:list text:continue-numbering="true">
                <text:list-item>
                  <text:p text:style-name="P20">AP1<text:line-break/>Programmiersprache Golang<text:line-break/>3.1.1<text:line-break/>01.03.2025-13.04.2025</text:p>
                </text:list-item>
                <text:list-item>
                  <text:p text:style-name="P21">AP2<text:line-break/>Einbindung von APIs<text:line-break/>3.1.2<text:line-break/>31.03.2025-06.04.2025</text:p>
                </text:list-item>
                <text:list-item>
                  <text:p text:style-name="P22">AP3<text:line-break/>Einbindung von Datenbanken<text:line-break/>3.1.3<text:line-break/>31.03.2025-06.04.2025</text:p>
                </text:list-item>
                <text:list-item>
                  <text:p text:style-name="P23">AP4<text:line-break/>Nährwertberechnung<text:line-break/>3.1.4<text:line-break/>24.03.2025-06.04.2025</text:p>
                </text:list-item>
                <text:list-item>
                  <text:p text:style-name="P24">AP5<text:line-break/>Ernährungsarten<text:line-break/>3.1.5<text:line-break/>24.03.2025-06.04.2025</text:p>
                </text:list-item>
              </text:list>
            </text:list-item>
            <text:list-item>
              <text:p text:style-name="P25">Entwicklung der App<text:line-break/>TP3.2</text:p>
              <text:list text:continue-numbering="true">
                <text:list-item>
                  <text:p text:style-name="P26">Technische Umsetzung<text:line-break/>TP3.2.1</text:p>
                  <text:list text:continue-numbering="true">
                    <text:list-item>
                      <text:p text:style-name="P27">AP1<text:line-break/>Anbindung der Datenbank zu Lebensmitteln über die API<text:s/><text:line-break/>3.2.1.1<text:line-break/>13.04.2025-30.04.2025</text:p>
                    </text:list-item>
                    <text:list-item>
                      <text:p text:style-name="P28">AP2<text:line-break/>Zugriff auf Kamera zum Barcodescannen<text:s/><text:line-break/>3.2.1.2<text:line-break/>03.06.2025-09.06.2025</text:p>
                    </text:list-item>
                    <text:list-item>
                      <text:p text:style-name="P29">AP3<text:line-break/>Lokale Speicherung der App-Daten<text:line-break/>3.2.1.3<text:line-break/>13.04.2025-20.04.2025</text:p>
                    </text:list-item>
                  </text:list>
                </text:list-item>
                <text:list-item>
                  <text:p text:style-name="P30">Ernährungsbezogene Umsetzung<text:line-break/>TP3.2.2</text:p>
                  <text:list text:continue-numbering="true">
                    <text:list-item>
                      <text:p text:style-name="P31">AP1<text:line-break/>Abfrage für ein Userprofil<text:line-break/>3.2.2.1<text:line-break/>13.04.2025-16.04.2025</text:p>
                    </text:list-item>
                    <text:list-item>
                      <text:p text:style-name="P32">AP2<text:line-break/>Profilmanagement<text:line-break/>3.2.2.2<text:line-break/>16.04.2025-23.04.2025</text:p>
                    </text:list-item>
                    <text:list-item>
                      <text:p text:style-name="P33">AP3<text:line-break/>Nährwertberechnung und Algorithmen entwickeln<text:line-break/>3.2.2.3<text:line-break/>01.05.2025-30.05.2025</text:p>
                    </text:list-item>
                    <text:list-item>
                      <text:p text:style-name="P34">AP4<text:line-break/>Parameter unterschiedlicher Ernährungsarten festlegen<text:line-break/><text:soft-page-break/>3.2.2.4<text:line-break/>01.05.2025- 11.05.2025</text:p>
                    </text:list-item>
                    <text:list-item>
                      <text:p text:style-name="P35">AP5<text:line-break/>Rezept- und Produktvorschläge<text:line-break/>3.2.2.5<text:line-break/>19.05.2025-30.05.2025</text:p>
                    </text:list-item>
                    <text:list-item>
                      <text:p text:style-name="P36">AP6<text:line-break/>Eintragung eigener Lebensmittel und Rezepte<text:s/><text:line-break/>3.2.2.6<text:line-break/>19.05.2025-30.05.2025</text:p>
                    </text:list-item>
                    <text:list-item>
                      <text:p text:style-name="P37">AP7<text:line-break/>Anmerkungen bei unpassenden Produkten<text:s/><text:line-break/>3.2.2.7<text:line-break/>01.06.2025-09.06.2025</text:p>
                    </text:list-item>
                  </text:list>
                </text:list-item>
                <text:list-item>
                  <text:p text:style-name="P38">AP1<text:line-break/>Konzept und Design entwerfen<text:s/><text:line-break/>3.2.3<text:line-break/>05.04.2025-06.04.2025</text:p>
                </text:list-item>
                <text:list-item>
                  <text:p text:style-name="P39">AP1<text:line-break/>Notizartige Einkaufslistenoption integrieren<text:s/><text:line-break/>3.2.4<text:line-break/>26.05.2025-31.05.2025</text:p>
                </text:list-item>
                <text:list-item>
                  <text:p text:style-name="P40">AP1<text:line-break/>Kompletter Testdurchlauf der gesamten App<text:line-break/>3.2.5<text:line-break/>09.06.2025-12.06.2025</text:p>
                </text:list-item>
              </text:list>
            </text:list-item>
            <text:list-item>
              <text:p text:style-name="P41">Projektsteuerung<text:line-break/>TP3.3</text:p>
              <text:list text:continue-numbering="true">
                <text:list-item>
                  <text:p text:style-name="P42">AP1<text:line-break/>Teamsitzung<text:line-break/>3.3.1<text:line-break/>einmal die Woche Sonntag</text:p>
                </text:list-item>
                <text:list-item>
                  <text:p text:style-name="P43">AP2<text:line-break/>Soll-Ist-Vergleich<text:line-break/>3.3.2<text:line-break/>alle zwei Wochen Sonntag</text:p>
                </text:list-item>
              </text:list>
            </text:list-item>
          </text:list>
        </text:list-item>
        <text:list-item>
          <text:p text:style-name="P44">Abschlussphase</text:p>
          <text:soft-page-break/>
          <text:list text:continue-numbering="true">
            <text:list-item>
              <text:p text:style-name="P45">AP1<text:line-break/>Reflexion des Projektverlaufes<text:s/><text:line-break/>4.1<text:line-break/>09.06.2025-11.06.2025</text:p>
            </text:list-item>
            <text:list-item>
              <text:p text:style-name="P46">AP1<text:line-break/>Abschlussbericht erstellen<text:line-break/>4.2<text:line-break/>09.06.2025-11.06.2025</text:p>
            </text:list-item>
            <text:list-item>
              <text:p text:style-name="P47">AP1<text:line-break/>Vorstellung des Projektergebnisses<text:line-break/>4.3<text:line-break/>12.06.2025-13.06.2025</text:p>
            </text:list-item>
            <text:list-item>
              <text:p text:style-name="P48">AP1<text:line-break/>Abnahme der App<text:line-break/>4.4<text:line-break/>12.06.2025-13.06.2025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4916in"/>
      <style:text-properties style:font-name="Aptos" style:font-name-asian="SimSun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25in" fo:margin-bottom="0.0555in"/>
      <style:text-properties style:font-name="Aptos Display" style:font-name-complex="F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keep-together="always" fo:margin-top="0.1111in" fo:margin-bottom="0.0555in"/>
      <style:text-properties style:font-name="Aptos Display" style:font-name-complex="F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keep-together="always" fo:margin-top="0.1111in" fo:margin-bottom="0.0555in"/>
      <style:text-properties style:font-name-complex="F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Textbody" style:default-outline-level="4">
      <style:paragraph-properties fo:keep-with-next="always" fo:keep-together="always" fo:margin-top="0.0555in" fo:margin-bottom="0.0277in"/>
      <style:text-properties style:font-name-complex="F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Textbody" style:default-outline-level="5">
      <style:paragraph-properties fo:keep-with-next="always" fo:keep-together="always" fo:margin-top="0.0555in" fo:margin-bottom="0.0277in"/>
      <style:text-properties style:font-name-complex="F" fo:color="#0F4761" fo:hyphenate="false"/>
    </style:style>
    <style:style style:name="Überschrift6" style:display-name="Überschrift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style:font-name-complex="F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style:font-name-complex="F" fo:color="#595959"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keep-with-next="always" fo:keep-together="always" fo:margin-bottom="0in"/>
      <style:text-properties style:font-name-complex="F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keep-with-next="always" fo:keep-together="always" fo:margin-bottom="0in"/>
      <style:text-properties style:font-name-complex="F" fo:color="#272727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el" style:display-name="Titel" style:family="paragraph" style:parent-style-name="Standard" style:next-style-name="Untertitel">
      <style:paragraph-properties fo:margin-bottom="0.0555in" fo:line-height="100%"/>
      <style:text-properties style:font-name="Aptos Display" style:font-name-complex="F" fo:font-weight="bold" style:font-weight-asian="bold" style:font-weight-complex="bold" fo:letter-spacing="-0.0069in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Textbody">
      <style:text-properties style:font-name-complex="F" fo:font-style="italic" style:font-style-asian="italic" style:font-style-complex="italic" fo:color="#595959" fo:letter-spacing="0.0104in" fo:font-size="14pt" style:font-size-asian="14pt" style:font-size-complex="14pt" fo:hyphenate="false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sZitat" style:display-name="Intensives Zitat" style:family="paragraph" style:paren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Absatz-Standardschriftart">
      <style:text-properties style:font-name="Aptos Display" style:font-name-complex="F" fo:color="#0F4761" fo:font-size="20pt" style:font-size-asian="20pt" style:font-size-complex="20pt"/>
    </style:style>
    <style:style style:name="Heading2Char" style:display-name="Heading 2 Char" style:family="text" style:parent-style-name="Absatz-Standardschriftart">
      <style:text-properties style:font-name="Aptos Display" style:font-name-complex="F" fo:color="#0F4761" fo:font-size="16pt" style:font-size-asian="16pt" style:font-size-complex="16pt"/>
    </style:style>
    <style:style style:name="Heading3Char" style:display-name="Heading 3 Char" style:family="text" style:parent-style-name="Absatz-Standardschriftart">
      <style:text-properties style:font-name-complex="F" fo:color="#0F4761" fo:font-size="14pt" style:font-size-asian="14pt" style:font-size-complex="14pt"/>
    </style:style>
    <style:style style:name="Heading4Char" style:display-name="Heading 4 Char" style:family="text" style:parent-style-name="Absatz-Standardschriftart">
      <style:text-properties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Absatz-Standardschriftart">
      <style:text-properties style:font-name-complex="F" fo:color="#0F4761"/>
    </style:style>
    <style:style style:name="Heading6Char" style:display-name="Heading 6 Char" style:family="text" style:parent-style-name="Absatz-Standardschriftart">
      <style:text-properties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Absatz-Standardschriftart">
      <style:text-properties style:font-name-complex="F" fo:color="#595959"/>
    </style:style>
    <style:style style:name="Heading8Char" style:display-name="Heading 8 Char" style:family="text" style:parent-style-name="Absatz-Standardschriftart">
      <style:text-properties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Absatz-Standardschriftart">
      <style:text-properties style:font-name-complex="F" fo:color="#272727"/>
    </style:style>
    <style:style style:name="TitleChar" style:display-name="Title Char" style:family="text" style:parent-style-name="Absatz-Standardschriftart">
      <style:text-properties style:font-name="Aptos Display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Absatz-Standardschriftart">
      <style:text-properties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-complex="Aptos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WW_CharLFO2LVL1" style:family="text">
      <style:text-properties style:font-name="Times New Roman" style:font-name-complex="Aptos"/>
    </style:style>
    <style:style style:name="WW_CharLFO2LVL2" style:family="text">
      <style:text-properties style:font-name="Times New Roman" style:font-name-complex="Courier New"/>
    </style:style>
    <style:style style:name="WW_CharLFO2LVL5" style:family="text">
      <style:text-properties style:font-name="Times New Roman" style:font-name-complex="Courier New"/>
    </style:style>
    <style:style style:name="WW_CharLFO2LVL8" style:family="text">
      <style:text-properties style:font-name="Times New Roman"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vingottfriedgaming@gmail.com</meta:initial-creator>
    <dc:creator>Daniel Schmal</dc:creator>
    <meta:creation-date>2025-02-06T08:01:00Z</meta:creation-date>
    <dc:date>2025-02-06T08:01:00Z</dc:date>
    <meta:template xlink:href="Normal.dotm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4" meta:word-count="341" meta:character-count="2492" meta:row-count="17" meta:non-whitespace-character-count="2155"/>
  </office:meta>
</office:document-meta>
</file>